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Geneva" svg:font-family="Geneva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3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3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25"/>
    <style:style style:name="ce9" style:family="table-cell" style:parent-style-name="Default" style:data-style-name="N25">
      <style:text-properties fo:font-weight="bold" style:font-weight-asian="bold" style:font-weight-complex="bold"/>
    </style:style>
    <style:style style:name="ce10" style:family="table-cell" style:parent-style-name="Default" style:data-style-name="N25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25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21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25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/>
    <style:style style:name="ce17" style:family="table-cell" style:parent-style-name="Default" style:data-style-name="N25"/>
    <style:style style:name="ce18" style:family="table-cell" style:parent-style-name="Default" style:data-style-name="N30"/>
    <style:style style:name="ce19" style:family="table-cell" style:parent-style-name="Default" style:data-style-name="N25"/>
    <style:style style:name="ce20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text-position="33%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27" style:family="table-cell" style:parent-style-name="Default" style:data-style-name="N30">
      <style:table-cell-properties style:vertical-align="automatic"/>
    </style:style>
    <style:style style:name="ce28" style:family="table-cell" style:parent-style-name="Default" style:data-style-name="N21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31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21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21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39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Geneva" style:font-name-asian="Geneva" style:font-name-complex="Genev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Geneva" style:font-name-asian="Geneva" style:font-name-complex="Genev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783166666666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5.5245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1.524cm"/>
    </style:style>
    <style:style style:name="ro1" style:family="table-row">
      <style:table-row-properties style:row-height="11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4"/>
        <table:table-column table:style-name="co2" table:number-columns-repeated="2" table:default-cell-style-name="ce10"/>
        <table:table-column table:style-name="co2" table:default-cell-style-name="ce8"/>
        <table:table-column table:style-name="co4" table:number-columns-repeated="250" table:default-cell-style-name="ce1"/>
        <table:table-column table:style-name="co5" table:number-columns-repeated="16128" table:default-cell-style-name="ce1"/>
        <table:table-row table:style-name="ro1">
          <table:table-cell table:style-name="ce1"/>
          <table:table-cell office:value-type="string" table:style-name="ce3">
            <text:p>Context:</text:p>
          </table:table-cell>
          <table:table-cell office:value-type="string" table:number-columns-spanned="4" table:number-rows-spanned="1" table:style-name="ce35">
            <text:p>Project Software Engineering</text:p>
          </table:table-cell>
          <table:covered-table-cell table:number-columns-repeated="3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4">
            <text:p>Project:</text:p>
          </table:table-cell>
          <table:table-cell office:value-type="string" table:number-columns-spanned="4" table:number-rows-spanned="1" table:style-name="ce36">
            <text:p>Meeting Planner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Documentsoort:</text:p>
          </table:table-cell>
          <table:table-cell office:value-type="string" table:number-columns-spanned="4" table:number-rows-spanned="1" table:style-name="ce37">
            <text:p>Tijdsblad</text:p>
          </table:table-cell>
          <table:covered-table-cell table:number-columns-repeated="3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4">
            <text:p>Versie:</text:p>
          </table:table-cell>
          <table:table-cell office:value-type="string" table:number-columns-spanned="4" table:number-rows-spanned="1" table:style-name="ce37">
            <text:p>1.0</text:p>
          </table:table-cell>
          <table:covered-table-cell table:number-columns-repeated="3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4">
            <text:p>Datum:</text:p>
          </table:table-cell>
          <table:table-cell office:value-type="string" table:number-columns-spanned="4" table:number-rows-spanned="1" table:style-name="ce37">
            <text:p>2 maart 2026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Auteur:</text:p>
          </table:table-cell>
          <table:table-cell office:value-type="string" table:number-columns-spanned="4" table:number-rows-spanned="1" table:style-name="ce38">
            <text:p>Yarni Van Zeebroeck, Lucas Van Asbroeck, Ishaak Graidia</text:p>
          </table:table-cell>
          <table:covered-table-cell table:number-columns-repeated="3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5">
            <text:p>Status:</text:p>
          </table:table-cell>
          <table:table-cell office:value-type="string" table:number-columns-spanned="4" table:number-rows-spanned="1" table:style-name="ce39">
            <text:p>In behandeling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12"/>
          <table:table-cell table:number-columns-repeated="2" table:style-name="ce15"/>
          <table:table-cell table:style-name="ce19"/>
          <table:table-cell table:number-columns-repeated="16378" table:style-name="ce1"/>
        </table:table-row>
        <table:table-row table:style-name="ro3">
          <table:table-cell office:value-type="string" table:style-name="ce7">
            <text:p>Id<text:span text:style-name="T2">(+)</text:span></text:p>
          </table:table-cell>
          <table:table-cell office:value-type="string" table:style-name="ce6">
            <text:p>Behoefte<text:span text:style-name="T2">(+)</text:span></text:p>
          </table:table-cell>
          <table:table-cell table:style-name="ce7"/>
          <table:table-cell table:style-name="ce13"/>
          <table:table-cell table:number-columns-repeated="2" table:style-name="ce11"/>
          <table:table-cell office:value-type="string" table:style-name="ce9">
            <text:p>TOTAAL<text:span text:style-name="T2">(+)</text:span></text:p>
          </table:table-cell>
          <table:table-cell table:number-columns-repeated="16377" table:style-name="ce7"/>
        </table:table-row>
        <table:table-row table:style-name="ro3">
          <table:table-cell table:style-name="ce7"/>
          <table:table-cell office:value-type="string" table:style-name="ce6">
            <text:p>Naam<text:s/><text:span text:style-name="T2">(+)</text:span></text:p>
          </table:table-cell>
          <table:table-cell office:value-type="string" table:style-name="ce6">
            <text:p>Taak<text:s/><text:span text:style-name="T2">(+)</text:span></text:p>
          </table:table-cell>
          <table:table-cell office:value-type="string" table:style-name="ce13">
            <text:p>Datum<text:span text:style-name="T2">(+)</text:span></text:p>
          </table:table-cell>
          <table:table-cell office:value-type="string" table:style-name="ce11">
            <text:p>Van<text:span text:style-name="T2">(+)</text:span></text:p>
          </table:table-cell>
          <table:table-cell office:value-type="string" table:style-name="ce11">
            <text:p>Tot<text:span text:style-name="T2">(+)</text:span></text:p>
          </table:table-cell>
          <table:table-cell office:value-type="string" table:style-name="ce9">
            <text:p>Totaal<text:span text:style-name="T2">(+)</text:span></text:p>
          </table:table-cell>
          <table:table-cell table:number-columns-repeated="16377" table:style-name="ce7"/>
        </table:table-row>
        <table:table-row table:style-name="ro1">
          <table:table-cell office:value-type="float" office:value="1.1000000000000001" table:style-name="ce16">
            <text:p>1.1</text:p>
          </table:table-cell>
          <table:table-cell office:value-type="string" table:number-columns-spanned="5" table:number-rows-spanned="1" table:style-name="ce34">
            <text:p>Kamers, meetings en deelnames inlezen</text:p>
          </table:table-cell>
          <table:covered-table-cell table:number-columns-repeated="4"/>
          <table:table-cell office:value-type="time" office:time-value="PT35097H15M0S" table:formula="of:=SUM([.G12:.G14])" table:style-name="ce17">
            <text:p>9:15</text:p>
          </table:table-cell>
          <table:table-cell table:number-columns-repeated="16377" table:style-name="ce16"/>
        </table:table-row>
        <table:table-row table:style-name="ro1">
          <table:table-cell table:style-name="ce1"/>
          <table:table-cell office:value-type="string" table:style-name="ce2">
            <text:p>Yarni</text:p>
          </table:table-cell>
          <table:table-cell office:value-type="string" table:style-name="ce14">
            <text:p>doorlopen specificatie + opstart project</text:p>
          </table:table-cell>
          <table:table-cell office:value-type="date" office:date-value="2026-02-26T00:00:00" table:style-name="ce14">
            <text:p>26-Feb</text:p>
          </table:table-cell>
          <table:table-cell office:value-type="time" office:time-value="PT35101H45M0S" table:style-name="ce10">
            <text:p>13:45</text:p>
          </table:table-cell>
          <table:table-cell office:value-type="time" office:time-value="PT35105H0M0S" table:style-name="ce10">
            <text:p>17:00</text:p>
          </table:table-cell>
          <table:table-cell office:value-type="time" office:time-value="PT35091H15M0S" table:formula="of:=[.F12]-[.E12]" table:style-name="ce8">
            <text:p>3:1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Lucas</text:p>
          </table:table-cell>
          <table:table-cell office:value-type="string" table:style-name="ce14">
            <text:p>doorlopen specificatie + opstart project</text:p>
          </table:table-cell>
          <table:table-cell office:value-type="date" office:date-value="2026-02-26T00:00:00" table:style-name="ce14">
            <text:p>26-Feb</text:p>
          </table:table-cell>
          <table:table-cell office:value-type="time" office:time-value="PT35101H45M0S" table:style-name="ce10">
            <text:p>13:45</text:p>
          </table:table-cell>
          <table:table-cell office:value-type="time" office:time-value="PT35105H0M0S" table:style-name="ce10">
            <text:p>17:00</text:p>
          </table:table-cell>
          <table:table-cell office:value-type="time" office:time-value="PT35091H15M0S" table:formula="of:=[.F13]-[.E13]" table:style-name="ce8">
            <text:p>3:1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Ishaak</text:p>
          </table:table-cell>
          <table:table-cell office:value-type="string" table:style-name="ce14">
            <text:p>doorlopen specificatie + opstart project</text:p>
          </table:table-cell>
          <table:table-cell office:value-type="date" office:date-value="2026-02-26T00:00:00" table:style-name="ce14">
            <text:p>26-Feb</text:p>
          </table:table-cell>
          <table:table-cell office:value-type="time" office:time-value="PT35101H45M0S" table:style-name="ce10">
            <text:p>13:45</text:p>
          </table:table-cell>
          <table:table-cell office:value-type="time" office:time-value="PT35104H30M0S" table:style-name="ce10">
            <text:p>16:30</text:p>
          </table:table-cell>
          <table:table-cell office:value-type="time" office:time-value="PT35090H45M0S" table:formula="of:=[.F14]-[.E14]" table:style-name="ce8">
            <text:p>2:4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Yarni</text:p>
          </table:table-cell>
          <table:table-cell office:value-type="string" table:style-name="ce14">
            <text:p>implementatie Date klasse</text:p>
          </table:table-cell>
          <table:table-cell office:value-type="date" office:date-value="2026-03-02T00:00:00" table:style-name="ce14">
            <text:p>2-Mar</text:p>
          </table:table-cell>
          <table:table-cell office:value-type="time" office:time-value="PT35105H0M0S" table:style-name="ce10">
            <text:p>17:00</text:p>
          </table:table-cell>
          <table:table-cell office:value-type="time" office:time-value="PT35107H0M0S" table:style-name="ce10">
            <text:p>19:00</text:p>
          </table:table-cell>
          <table:table-cell office:value-type="time" office:time-value="PT35090H0M0S" table:formula="of:=[.F15]-[.E15]" table:style-name="ce8">
            <text:p>2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16]-[.E16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17]-[.E17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18]-[.E18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19]-[.E19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20]-[.E20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21]-[.E21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22]-[.E22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23]-[.E23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24]-[.E24]" table:style-name="ce8">
            <text:p>0: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table:number-columns-repeated="2" table:style-name="ce14"/>
          <table:table-cell table:number-columns-repeated="2" table:style-name="ce10"/>
          <table:table-cell office:value-type="time" office:time-value="PT35088H0M0S" table:formula="of:=[.F25]-[.E25]" table:style-name="ce8">
            <text:p>0:00</text:p>
          </table:table-cell>
          <table:table-cell table:number-columns-repeated="16377"/>
        </table:table-row>
        <table:table-row table:style-name="ro1">
          <table:table-cell office:value-type="float" office:value="2.1" table:style-name="ce16">
            <text:p>2.1</text:p>
          </table:table-cell>
          <table:table-cell office:value-type="string" table:number-columns-spanned="4" table:number-rows-spanned="1" table:style-name="ce27">
            <text:p>Simpele uitvoer</text:p>
          </table:table-cell>
          <table:covered-table-cell table:number-columns-repeated="3"/>
          <table:table-cell table:style-name="ce8"/>
          <table:table-cell office:value-type="time" office:time-value="PT35098H0M0S" table:formula="of:=SUM([.G27:.G28])" table:style-name="ce17">
            <text:p>10: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JJ</text:p>
          </table:table-cell>
          <table:table-cell table:style-name="ce14"/>
          <table:table-cell office:value-type="date" office:date-value="2001-02-16T00:00:00" table:style-name="ce14">
            <text:p>16-Feb</text:p>
          </table:table-cell>
          <table:table-cell office:value-type="time" office:time-value="PT35099H0M0S" table:style-name="ce10">
            <text:p>11:00</text:p>
          </table:table-cell>
          <table:table-cell office:value-type="time" office:time-value="PT35104H0M0S" table:style-name="ce10">
            <text:p>16:00</text:p>
          </table:table-cell>
          <table:table-cell office:value-type="time" office:time-value="PT35093H0M0S" table:formula="of:=[.F27]-[.E27]" table:style-name="ce8">
            <text:p>5: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PP</text:p>
          </table:table-cell>
          <table:table-cell table:style-name="ce14"/>
          <table:table-cell office:value-type="date" office:date-value="2001-02-16T00:00:00" table:style-name="ce14">
            <text:p>16-Feb</text:p>
          </table:table-cell>
          <table:table-cell office:value-type="time" office:time-value="PT35099H0M0S" table:style-name="ce10">
            <text:p>11:00</text:p>
          </table:table-cell>
          <table:table-cell office:value-type="time" office:time-value="PT35104H0M0S" table:style-name="ce10">
            <text:p>16:00</text:p>
          </table:table-cell>
          <table:table-cell office:value-type="time" office:time-value="PT35093H0M0S" table:formula="of:=[.F28]-[.E28]" table:style-name="ce8">
            <text:p>5: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20">
            <text:p>(*)<text:span text:style-name="T1">Aan te passen<text:s/></text:span>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6" table:number-rows-spanned="1" table:style-name="ce20">
            <text:p>(+)<text:span text:style-name="T1">Kolommen aan te passen<text:s/></text:span>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table:style-name="ce1"/>
          <table:table-cell table:style-name="ce2"/>
          <table:table-cell table:style-name="ce14"/>
          <table:table-cell table:number-columns-repeated="2" table:style-name="ce10"/>
          <table:table-cell table:number-columns-repeated="16379" table:style-name="ce1"/>
        </table:table-row>
        <table:table-row table:number-rows-repeated="4" table:style-name="ro1">
          <table:table-cell table:number-columns-repeated="5"/>
          <table:table-cell table:number-columns-repeated="16379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256" table:default-cell-style-name="ce1"/>
        <table:table-column table:style-name="co5" table:number-columns-repeated="16128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number-columns-repeated="256" table:default-cell-style-name="ce1"/>
        <table:table-column table:style-name="co5" table:number-columns-repeated="16128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Geneva" svg:font-family="Geneva"/>
    <style:font-face style:name="Verdana" svg:font-family="Verdana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time-style style:name="N25">
      <number:hours/>
      <number:text>:</number:text>
      <number:minutes number:style="long"/>
    </number:tim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Geneva" style:font-name-asian="Geneva" style:font-name-complex="Geneva" fo:font-size="9pt" style:font-size-asian="9pt" style:font-size-complex="9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erge Demeyer</meta:initial-creator>
    <dc:creator>Yarni Van Zeebroeck</dc:creator>
    <meta:creation-date>2001-02-06T14:44:00Z</meta:creation-date>
    <dc:date>2026-03-02T18:47:36Z</dc:date>
    <meta:print-date>2020-02-07T16:38:42Z</meta:print-date>
    <meta:editing-duration>PT0S</meta:editing-duration>
  </office:meta>
</office:document-meta>
</file>